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3" style:family="table-cell" style:parent-style-name="Default" style:data-style-name="N11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produto</text:p>
          </table:table-cell>
          <table:table-cell office:value-type="string" calcext:value-type="string">
            <text:p>fornecedor </text:p>
          </table:table-cell>
          <table:table-cell office:value-type="string" calcext:value-type="string">
            <text:p>data_compra</text:p>
          </table:table-cell>
          <table:table-cell office:value-type="string" calcext:value-type="string">
            <text:p>preco_compra</text:p>
          </table:table-cell>
          <table:table-cell office:value-type="string" calcext:value-type="string">
            <text:p>preco_venda</text:p>
          </table:table-cell>
          <table:table-cell office:value-type="string" calcext:value-type="string">
            <text:p>numero_nota</text:p>
          </table:table-cell>
          <table:table-cell office:value-type="string" calcext:value-type="string">
            <text:p>codigo_produto</text:p>
          </table:table-cell>
          <table:table-cell office:value-type="string" calcext:value-type="string">
            <text:p>quantidade_venda</text:p>
          </table:table-cell>
          <table:table-cell office:value-type="string" calcext:value-type="string">
            <text:p>valor_produto</text:p>
          </table:table-cell>
          <table:table-cell office:value-type="string" calcext:value-type="string">
            <text:p>desconto</text:p>
          </table:table-cell>
          <table:table-cell office:value-type="string" calcext:value-type="string">
            <text:p>valor_total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quantidade_comprada</text:p>
          </table:table-cell>
          <table:table-cell office:value-type="string" calcext:value-type="string">
            <text:p>quantidade_estoque</text:p>
          </table:table-cell>
          <table:table-cell office:value-type="string" calcext:value-type="string">
            <text:p>percentual_vendido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qtd_venda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percentual_venda</text:p>
          </table:table-cell>
          <table:table-cell office:value-type="string" calcext:value-type="string">
            <text:p>percentual_desconto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cnpj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ramo</text:p>
          </table:table-cell>
          <table:table-cell office:value-type="string" calcext:value-type="string">
            <text:p>endereco</text:p>
          </table:table-cell>
          <table:table-cell office:value-type="string" calcext:value-type="string">
            <text:p>conta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nis rosa</text:p>
          </table:table-cell>
          <table:table-cell office:value-type="string" calcext:value-type="string">
            <text:p>converse</text:p>
          </table:table-cell>
          <table:table-cell table:style-name="ce1" office:value-type="date" office:date-value="2019-04-12" calcext:value-type="date">
            <text:p>12/04/19</text:p>
          </table:table-cell>
          <table:table-cell table:style-name="ce2" office:value-type="currency" office:currency="BRL" office:value="50" calcext:value-type="currency">
            <text:p>R$ 50,00</text:p>
          </table:table-cell>
          <table:table-cell table:style-name="ce2" office:value-type="currency" office:currency="BRL" office:value="130" calcext:value-type="currency">
            <text:p>R$ 130,00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BRL" office:value="130" calcext:value-type="currency">
            <text:p>R$ 130,00</text:p>
          </table:table-cell>
          <table:table-cell table:style-name="ce3" office:value-type="percentage" office:value="0.025" calcext:value-type="percentage">
            <text:p>2,50%</text:p>
          </table:table-cell>
          <table:table-cell table:style-name="ce2" office:value-type="currency" office:currency="BRL" office:value="253.5" calcext:value-type="currency">
            <text:p>R$ 253,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6.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BRL" office:value="1500" calcext:value-type="currency">
            <text:p>R$ 1.500,00</text:p>
          </table:table-cell>
          <table:table-cell table:style-name="ce3" office:value-type="string" calcext:value-type="string">
            <text:p>6.0%</text:p>
          </table:table-cell>
          <table:table-cell table:style-name="ce3" office:value-type="percentage" office:value="0.025" calcext:value-type="percentage">
            <text:p>2,50%</text:p>
          </table:table-cell>
          <table:table-cell office:value-type="string" calcext:value-type="string">
            <text:p>16.9%</text:p>
          </table:table-cell>
          <table:table-cell office:value-type="float" office:value="23541259" calcext:value-type="float">
            <text:p>23541259</text:p>
          </table:table-cell>
          <table:table-cell office:value-type="string" calcext:value-type="string">
            <text:p>converse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Lapa de Baixo,SP,Brasil</text:p>
          </table:table-cell>
          <table:table-cell office:value-type="string" calcext:value-type="string">
            <text:p>(11)2739-64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nis branco</text:p>
          </table:table-cell>
          <table:table-cell office:value-type="string" calcext:value-type="string">
            <text:p>converse</text:p>
          </table:table-cell>
          <table:table-cell table:style-name="ce1" office:value-type="date" office:date-value="2019-04-12" calcext:value-type="date">
            <text:p>12/04/19</text:p>
          </table:table-cell>
          <table:table-cell table:style-name="ce2" office:value-type="currency" office:currency="BRL" office:value="55" calcext:value-type="currency">
            <text:p>R$ 55,00</text:p>
          </table:table-cell>
          <table:table-cell table:style-name="ce2" office:value-type="currency" office:currency="BRL" office:value="130" calcext:value-type="currency">
            <text:p>R$ 130,00</text:p>
          </table:table-cell>
          <table:table-cell office:value-type="string" calcext:value-type="string">
            <text:p><text:s text:c="9"/>–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8"/>–</text:p>
          </table:table-cell>
          <table:table-cell table:number-columns-repeated="2" office:value-type="string" calcext:value-type="string">
            <text:p><text:s text:c="10"/>–</text:p>
          </table:table-cell>
          <table:table-cell office:value-type="string" calcext:value-type="string">
            <text:p><text:s text:c="8"/>–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.0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currency" office:currency="BRL" office:value="1650" calcext:value-type="currency">
            <text:p>R$ 1.650,0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<text:s text:c="10"/>–</text:p>
          </table:table-cell>
          <table:table-cell office:value-type="string" calcext:value-type="string">
            <text:p>0.0%</text:p>
          </table:table-cell>
          <table:table-cell office:value-type="float" office:value="23541259" calcext:value-type="float">
            <text:p>23541259</text:p>
          </table:table-cell>
          <table:table-cell office:value-type="string" calcext:value-type="string">
            <text:p>converse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Lapa de Baixo,SP,Brasil</text:p>
          </table:table-cell>
          <table:table-cell office:value-type="string" calcext:value-type="string">
            <text:p>(11)2739-6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nis preto</text:p>
          </table:table-cell>
          <table:table-cell office:value-type="string" calcext:value-type="string">
            <text:p>converse</text:p>
          </table:table-cell>
          <table:table-cell table:style-name="ce1" office:value-type="date" office:date-value="2019-04-12" calcext:value-type="date">
            <text:p>12/04/19</text:p>
          </table:table-cell>
          <table:table-cell table:style-name="ce2" office:value-type="currency" office:currency="BRL" office:value="60" calcext:value-type="currency">
            <text:p>R$ 60,00</text:p>
          </table:table-cell>
          <table:table-cell table:style-name="ce2" office:value-type="currency" office:currency="BRL" office:value="140" calcext:value-type="currency">
            <text:p>R$ 140,00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BRL" office:value="130" calcext:value-type="currency">
            <text:p>R$ 130,00</text:p>
          </table:table-cell>
          <table:table-cell office:value-type="string" calcext:value-type="string">
            <text:p>null</text:p>
          </table:table-cell>
          <table:table-cell table:style-name="ce2" office:value-type="currency" office:currency="BRL" office:value="130" calcext:value-type="currency">
            <text:p>R$ 130,0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.0%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BRL" office:value="1800" calcext:value-type="currency">
            <text:p>R$ 1.800,00</text:p>
          </table:table-cell>
          <table:table-cell office:value-type="string" calcext:value-type="string">
            <text:p>3.0%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.0%</text:p>
          </table:table-cell>
          <table:table-cell office:value-type="float" office:value="23541259" calcext:value-type="float">
            <text:p>23541259</text:p>
          </table:table-cell>
          <table:table-cell office:value-type="string" calcext:value-type="string">
            <text:p>converse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Lapa de Baixo,SP,Brasil</text:p>
          </table:table-cell>
          <table:table-cell office:value-type="string" calcext:value-type="string">
            <text:p>(11)2739-64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ia adidas</text:p>
          </table:table-cell>
          <table:table-cell office:value-type="string" calcext:value-type="string">
            <text:p>adidas</text:p>
          </table:table-cell>
          <table:table-cell table:style-name="ce1" office:value-type="date" office:date-value="2019-05-15" calcext:value-type="date">
            <text:p>15/05/19</text:p>
          </table:table-cell>
          <table:table-cell table:style-name="ce2" office:value-type="currency" office:currency="BRL" office:value="20" calcext:value-type="currency">
            <text:p>R$ 20,00</text:p>
          </table:table-cell>
          <table:table-cell table:style-name="ce2" office:value-type="currency" office:currency="BRL" office:value="47.9" calcext:value-type="currency">
            <text:p>R$ 47,90</text:p>
          </table:table-cell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currency" office:currency="BRL" office:value="47.9" calcext:value-type="currency">
            <text:p>R$ 47,90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2" office:value-type="currency" office:currency="BRL" office:value="95.8" calcext:value-type="currency">
            <text:p>R$ 95,8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4.0%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currency" office:currency="BRL" office:value="1000" calcext:value-type="currency">
            <text:p>R$ 1.000,00</text:p>
          </table:table-cell>
          <table:table-cell office:value-type="string" calcext:value-type="string">
            <text:p>14.0%</text:p>
          </table:table-cell>
          <table:table-cell table:style-name="ce3" office:value-type="percentage" office:value="0.1" calcext:value-type="percentage">
            <text:p>10,00%</text:p>
          </table:table-cell>
          <table:table-cell office:value-type="string" calcext:value-type="string">
            <text:p>31.08%</text:p>
          </table:table-cell>
          <table:table-cell office:value-type="float" office:value="42274696" calcext:value-type="float">
            <text:p>42274696</text:p>
          </table:table-cell>
          <table:table-cell office:value-type="string" calcext:value-type="string">
            <text:p>adidas</text:p>
          </table:table-cell>
          <table:table-cell office:value-type="string" calcext:value-type="string">
            <text:p>esportes</text:p>
          </table:table-cell>
          <table:table-cell office:value-type="string" calcext:value-type="string">
            <text:p>Jardim Magali, SP,Brasil</text:p>
          </table:table-cell>
          <table:table-cell office:value-type="string" calcext:value-type="string">
            <text:p>(11)5546-37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ia puma</text:p>
          </table:table-cell>
          <table:table-cell office:value-type="string" calcext:value-type="string">
            <text:p>puma</text:p>
          </table:table-cell>
          <table:table-cell table:style-name="ce1" office:value-type="date" office:date-value="2019-05-01" calcext:value-type="date">
            <text:p>01/05/19</text:p>
          </table:table-cell>
          <table:table-cell table:style-name="ce2" office:value-type="currency" office:currency="BRL" office:value="15.7" calcext:value-type="currency">
            <text:p>R$ 15,70</text:p>
          </table:table-cell>
          <table:table-cell table:style-name="ce2" office:value-type="currency" office:currency="BRL" office:value="45" calcext:value-type="currency">
            <text:p>R$ 45,00</text:p>
          </table:table-cell>
          <table:table-cell office:value-type="string" calcext:value-type="string">
            <text:p><text:s text:c="9"/>–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8"/>–</text:p>
          </table:table-cell>
          <table:table-cell table:number-columns-repeated="2" office:value-type="string" calcext:value-type="string">
            <text:p><text:s text:c="10"/>–</text:p>
          </table:table-cell>
          <table:table-cell office:value-type="string" calcext:value-type="string">
            <text:p><text:s text:c="8"/>–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.0%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currency" office:currency="BRL" office:value="785" calcext:value-type="currency">
            <text:p>R$ 785,0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<text:s text:c="10"/>–</text:p>
          </table:table-cell>
          <table:table-cell office:value-type="string" calcext:value-type="string">
            <text:p>0.0%</text:p>
          </table:table-cell>
          <table:table-cell office:value-type="float" office:value="52406034" calcext:value-type="float">
            <text:p>52406034</text:p>
          </table:table-cell>
          <table:table-cell office:value-type="string" calcext:value-type="string">
            <text:p>puma</text:p>
          </table:table-cell>
          <table:table-cell office:value-type="string" calcext:value-type="string">
            <text:p>esportes</text:p>
          </table:table-cell>
          <table:table-cell office:value-type="string" calcext:value-type="string">
            <text:p>Vila Hamburguesa,SP,Brasil</text:p>
          </table:table-cell>
          <table:table-cell office:value-type="string" calcext:value-type="string">
            <text:p>(11)4862-29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patilha preta</text:p>
          </table:table-cell>
          <table:table-cell office:value-type="string" calcext:value-type="string">
            <text:p>moleca</text:p>
          </table:table-cell>
          <table:table-cell table:style-name="ce1" office:value-type="date" office:date-value="2019-04-12" calcext:value-type="date">
            <text:p>12/04/19</text:p>
          </table:table-cell>
          <table:table-cell table:style-name="ce2" office:value-type="currency" office:currency="BRL" office:value="90" calcext:value-type="currency">
            <text:p>R$ 90,00</text:p>
          </table:table-cell>
          <table:table-cell table:style-name="ce2" office:value-type="currency" office:currency="BRL" office:value="120" calcext:value-type="currency">
            <text:p>R$ 120,00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lto vermelho</text:p>
          </table:table-cell>
          <table:table-cell office:value-type="string" calcext:value-type="string">
            <text:p>arezzo</text:p>
          </table:table-cell>
          <table:table-cell table:style-name="ce1" office:value-type="date" office:date-value="2019-04-12" calcext:value-type="date">
            <text:p>12/04/19</text:p>
          </table:table-cell>
          <table:table-cell table:style-name="ce2" office:value-type="currency" office:currency="BRL" office:value="150" calcext:value-type="currency">
            <text:p>R$ 150,00</text:p>
          </table:table-cell>
          <table:table-cell table:style-name="ce2" office:value-type="currency" office:currency="BRL" office:value="180" calcext:value-type="currency">
            <text:p>R$ 180,00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ta feminina</text:p>
          </table:table-cell>
          <table:table-cell office:value-type="string" calcext:value-type="string">
            <text:p>vizzano</text:p>
          </table:table-cell>
          <table:table-cell table:style-name="ce1" office:value-type="date" office:date-value="2019-04-12" calcext:value-type="date">
            <text:p>12/04/19</text:p>
          </table:table-cell>
          <table:table-cell table:style-name="ce2" office:value-type="currency" office:currency="BRL" office:value="180" calcext:value-type="currency">
            <text:p>R$ 180,00</text:p>
          </table:table-cell>
          <table:table-cell table:style-name="ce2" office:value-type="currency" office:currency="BRL" office:value="240" calcext:value-type="currency">
            <text:p>R$ 240,00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pargata</text:p>
          </table:table-cell>
          <table:table-cell office:value-type="string" calcext:value-type="string">
            <text:p>marriano</text:p>
          </table:table-cell>
          <table:table-cell table:style-name="ce1" office:value-type="date" office:date-value="2019-05-15" calcext:value-type="date">
            <text:p>15/05/19</text:p>
          </table:table-cell>
          <table:table-cell table:style-name="ce2" office:value-type="currency" office:currency="BRL" office:value="100" calcext:value-type="currency">
            <text:p>R$ 100,00</text:p>
          </table:table-cell>
          <table:table-cell table:style-name="ce2" office:value-type="currency" office:currency="BRL" office:value="130" calcext:value-type="currency">
            <text:p>R$ 130,00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pato masculino</text:p>
          </table:table-cell>
          <table:table-cell office:value-type="string" calcext:value-type="string">
            <text:p>luis vuitton</text:p>
          </table:table-cell>
          <table:table-cell table:style-name="ce1" office:value-type="date" office:date-value="2019-05-01" calcext:value-type="date">
            <text:p>01/05/19</text:p>
          </table:table-cell>
          <table:table-cell table:style-name="ce2" office:value-type="currency" office:currency="BRL" office:value="140" calcext:value-type="currency">
            <text:p>R$ 140,00</text:p>
          </table:table-cell>
          <table:table-cell table:style-name="ce2" office:value-type="currency" office:currency="BRL" office:value="160" calcext:value-type="currency">
            <text:p>R$ 160,00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1"/>
          <table:table-cell table:style-name="ce4"/>
          <table:table-cell table:number-columns-repeated="5"/>
        </table:table-row>
        <table:table-row table:style-name="ro1" table:number-rows-repeated="8">
          <table:table-cell table:number-columns-repeated="27"/>
        </table:table-row>
        <table:table-row table:style-name="ro1">
          <table:table-cell table:number-columns-repeated="10"/>
          <table:table-cell table:style-name="ce2"/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10"/>
          <table:table-cell table:style-name="ce2"/>
          <table:table-cell table:style-name="ce3"/>
          <table:table-cell table:style-name="ce2"/>
          <table:table-cell table:number-columns-repeated="14"/>
        </table:table-row>
        <table:table-row table:style-name="ro1">
          <table:table-cell table:number-columns-repeated="9"/>
          <table:table-cell table:style-name="ce2"/>
          <table:table-cell table:style-name="ce3"/>
          <table:table-cell table:style-name="ce2"/>
          <table:table-cell table:number-columns-repeated="15"/>
        </table:table-row>
        <table:table-row table:style-name="ro1">
          <table:table-cell table:number-columns-repeated="9"/>
          <table:table-cell table:style-name="ce2"/>
          <table:table-cell/>
          <table:table-cell table:style-name="ce2"/>
          <table:table-cell table:number-columns-repeated="15"/>
        </table:table-row>
        <table:table-row table:style-name="ro1">
          <table:table-cell table:number-columns-repeated="10"/>
          <table:table-cell table:style-name="ce2"/>
          <table:table-cell table:number-columns-repeated="16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0"/>
          <table:table-cell table:style-name="ce2"/>
          <table:table-cell table:style-name="ce3"/>
          <table:table-cell table:style-name="ce2"/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0"/>
          <table:table-cell table:style-name="ce2"/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10"/>
          <table:table-cell table:style-name="ce2"/>
          <table:table-cell/>
          <table:table-cell table:style-name="ce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7:58:35.375000000</meta:creation-date>
    <dc:date>2019-05-29T09:25:42.636000000</dc:date>
    <meta:editing-duration>PT1M41S</meta:editing-duration>
    <meta:editing-cycles>2</meta:editing-cycles>
    <meta:generator>LibreOffice/6.1.5.2$Windows_X86_64 LibreOffice_project/90f8dcf33c87b3705e78202e3df5142b201bd805</meta:generator>
    <meta:document-statistic meta:table-count="1" meta:cell-count="192" meta:object-count="0"/>
  </office:meta>
</office:document-meta>
</file>